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12.589cm"/>
    </style:style>
    <style:style style:name="Tableau1.C" style:family="table-column">
      <style:table-column-properties style:column-width="1.311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59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" style:family="paragraph" style:parent-style-name="Standard">
      <style:text-properties style:font-name="Caligra" fo:font-size="11pt" officeooo:rsid="0094ccbc" officeooo:paragraph-rsid="0094ccbc" style:font-size-asian="11pt" style:font-name-complex="Arial" style:font-size-complex="11pt"/>
    </style:style>
    <style:style style:name="P3" style:family="paragraph" style:parent-style-name="Standard">
      <style:text-properties style:font-name="Caligra" fo:font-size="11pt" officeooo:rsid="00a10f2f" officeooo:paragraph-rsid="00a10f2f" style:font-size-asian="11pt" style:font-name-complex="Arial" style:font-size-complex="11pt"/>
    </style:style>
    <style:style style:name="P4" style:family="paragraph" style:parent-style-name="Standard">
      <style:text-properties style:font-name="Caligra" officeooo:paragraph-rsid="00540c2c"/>
    </style:style>
    <style:style style:name="P5" style:family="paragraph" style:parent-style-name="Standard">
      <style:text-properties style:font-name="Caligra" fo:font-size="10pt" officeooo:rsid="004d9ce9" officeooo:paragraph-rsid="00540c2c" style:font-size-asian="10pt" style:font-name-complex="Arial" style:font-size-complex="10pt"/>
    </style:style>
    <style:style style:name="P6" style:family="paragraph" style:parent-style-name="Standard">
      <style:text-properties style:font-name="Caligra" fo:font-size="10pt" officeooo:paragraph-rsid="00540c2c" style:font-size-asian="10pt" style:font-name-complex="Arial" style:font-size-complex="10pt"/>
    </style:style>
    <style:style style:name="P7" style:family="paragraph" style:parent-style-name="Standard">
      <style:text-properties style:font-name="Caligra" fo:font-size="10pt" officeooo:rsid="005b81eb" officeooo:paragraph-rsid="005b81eb" style:font-size-asian="10pt" style:font-size-complex="10pt"/>
    </style:style>
    <style:style style:name="P8" style:family="paragraph" style:parent-style-name="Standard">
      <style:text-properties style:font-name="Caligra" officeooo:rsid="008780ce" officeooo:paragraph-rsid="008780ce"/>
    </style:style>
    <style:style style:name="P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1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6d9c01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f335b" officeooo:paragraph-rsid="009f33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10f2f" officeooo:paragraph-rsid="00a10f2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099f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c6d6c" style:font-size-asian="10pt" style:font-size-complex="10pt"/>
    </style:style>
    <style:style style:name="P20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1" style:family="paragraph" style:parent-style-name="Text_20_body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cd427f" officeooo:paragraph-rsid="00cd427f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text-properties style:font-name="Caligra" fo:font-size="11pt" officeooo:rsid="009f335b" officeooo:paragraph-rsid="00a23f67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cd427f" officeooo:paragraph-rsid="00cd427f" style:font-size-asian="11pt" style:font-name-complex="Arial" style:font-size-complex="11pt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c6d786" officeooo:paragraph-rsid="00c6d786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cb76e5" style:font-size-asian="11pt" style:font-style-asian="italic" style:font-size-complex="11pt" style:font-style-complex="italic"/>
    </style:style>
    <style:style style:name="P29" style:family="paragraph" style:parent-style-name="Text_20_body" style:master-page-name="Standard">
      <style:paragraph-properties style:page-number="auto"/>
      <style:text-properties officeooo:paragraph-rsid="00c5aca7"/>
    </style:style>
    <style:style style:name="P30" style:family="paragraph" style:parent-style-name="Text_20_body">
      <style:text-properties fo:font-style="normal" style:text-underline-style="none" fo:font-weight="normal" officeooo:paragraph-rsid="00c5aca7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style:text-underline-style="none" fo:font-weight="normal" officeooo:paragraph-rsid="00c8fe3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paragraph-rsid="00c8fe3d"/>
    </style:style>
    <style:style style:name="P33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b7942b" officeooo:paragraph-rsid="00cd26fe" style:font-size-asian="11pt" style:font-weight-asian="bold" style:font-name-complex="Arial" style:font-size-complex="11pt" style:font-weight-complex="bold"/>
    </style:style>
    <style:style style:name="P34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cdfa4b" officeooo:paragraph-rsid="00cdfa4b" style:font-size-asian="11pt" style:font-weight-asian="bold" style:font-name-complex="Arial" style:font-size-complex="11pt" style:font-weight-complex="bold"/>
    </style:style>
    <style:style style:name="P35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7942b" officeooo:paragraph-rsid="00cd26f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cd26fe" officeooo:paragraph-rsid="00cd26f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cdced1" style:font-style-asian="normal" style:font-style-complex="normal"/>
    </style:style>
    <style:style style:name="T4" style:family="text">
      <style:text-properties fo:font-style="normal" style:text-underline-style="none" officeooo:rsid="006d2dde" style:font-style-asian="normal" style:font-style-complex="normal"/>
    </style:style>
    <style:style style:name="T5" style:family="text">
      <style:text-properties fo:font-style="normal" style:text-underline-style="none" officeooo:rsid="006d9c01" style:font-style-asian="normal" style:font-style-complex="normal"/>
    </style:style>
    <style:style style:name="T6" style:family="text">
      <style:text-properties fo:font-style="normal" style:text-underline-style="none" officeooo:rsid="0085cccd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5a1bd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cd26fe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officeooo:rsid="00c8fe3d" style:font-style-asian="normal" style:font-style-complex="normal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65ff02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color="#ffffd7" loext:opacity="100%" fo:font-size="11pt" fo:font-weight="bold" officeooo:rsid="00958600" style:font-size-asian="11pt" style:font-weight-asian="bold" style:font-name-complex="Arial" style:font-size-complex="11pt"/>
    </style:style>
    <style:style style:name="T17" style:family="text">
      <style:text-properties fo:color="#ffffd7" loext:opacity="100%" fo:font-size="11pt" fo:font-weight="bold" officeooo:rsid="00bdb3a9" style:font-size-asian="11pt" style:font-weight-asian="bold" style:font-name-complex="Arial" style:font-size-complex="11pt"/>
    </style:style>
    <style:style style:name="T18" style:family="text">
      <style:text-properties officeooo:rsid="005d01c8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6c6d6c"/>
    </style:style>
    <style:style style:name="T21" style:family="text">
      <style:text-properties officeooo:rsid="0083f34e"/>
    </style:style>
    <style:style style:name="T22" style:family="text">
      <style:text-properties officeooo:rsid="0085ccc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c6d786" style:font-weight-asian="bold" style:font-weight-complex="bold"/>
    </style:style>
    <style:style style:name="T25" style:family="text">
      <style:text-properties fo:font-weight="bold" officeooo:rsid="00c8139b" style:font-weight-asian="bold" style:font-weight-complex="bold"/>
    </style:style>
    <style:style style:name="T26" style:family="text">
      <style:text-properties fo:font-weight="bold" officeooo:rsid="00cb76e5" style:font-weight-asian="bold" style:font-weight-complex="bold"/>
    </style:style>
    <style:style style:name="T27" style:family="text">
      <style:text-properties fo:font-weight="bold" officeooo:rsid="00c8fe3d" style:font-weight-asian="bold" style:font-weight-complex="bold"/>
    </style:style>
    <style:style style:name="T28" style:family="text">
      <style:text-properties style:font-name="Caligra" fo:font-size="11pt" fo:font-style="normal" style:text-underline-style="solid" style:text-underline-width="auto" style:text-underline-color="font-color" fo:font-weight="bold" officeooo:rsid="002fecf8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Caligra" fo:font-size="11pt" fo:font-style="normal" style:text-underline-style="solid" style:text-underline-width="auto" style:text-underline-color="font-color" fo:font-weight="bold" officeooo:rsid="005a1bd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Caligra" fo:font-size="11pt" fo:font-style="normal" style:text-underline-style="solid" style:text-underline-width="auto" style:text-underline-color="font-color" fo:font-weight="bold" officeooo:rsid="00c8fe3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Caligra" fo:font-size="11pt" fo:font-style="normal" style:text-underline-style="none" fo:font-weight="normal" officeooo:rsid="00bf2c40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gra" fo:font-size="11pt" fo:font-style="normal" style:text-underline-style="none" fo:font-weight="normal" officeooo:rsid="005a1bd5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gra" fo:font-size="11pt" style:text-underline-style="solid" style:text-underline-width="auto" style:text-underline-color="font-color" fo:font-weight="bold" officeooo:rsid="002fecf8" style:font-size-asian="11pt" style:font-weight-asian="bold" style:font-size-complex="11pt" style:font-weight-complex="bold"/>
    </style:style>
    <style:style style:name="T34" style:family="text">
      <style:text-properties style:font-name="Caligra" fo:font-size="11pt" fo:font-style="italic" style:text-underline-style="solid" style:text-underline-width="auto" style:text-underline-color="font-color" fo:font-weight="bold" officeooo:rsid="00bf2c40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style:font-name="Caligra" fo:font-size="11pt" fo:font-style="italic" style:text-underline-style="solid" style:text-underline-width="auto" style:text-underline-color="font-color" officeooo:rsid="00bf2c40" style:font-size-asian="11pt" style:font-style-asian="italic" style:font-size-complex="11pt" style:font-style-complex="italic"/>
    </style:style>
    <style:style style:name="T36" style:family="text">
      <style:text-properties style:font-name="Caligra" fo:font-size="11pt" fo:font-style="italic" style:text-underline-style="none" fo:font-weight="normal" officeooo:rsid="00bf2c4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font-name="Caligra" fo:font-size="11pt" fo:font-style="italic" style:text-underline-style="none" fo:font-weight="normal" officeooo:rsid="00ca8466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Caligra" fo:font-size="11pt" fo:font-style="italic" officeooo:rsid="00bf2c40" style:font-size-asian="11pt" style:font-style-asian="italic" style:font-size-complex="11pt" style:font-style-complex="italic"/>
    </style:style>
    <style:style style:name="T39" style:family="text">
      <style:text-properties style:font-name="Caligra" fo:font-size="11pt" officeooo:rsid="00bf2c40" style:font-size-asian="11pt" style:font-size-complex="11pt"/>
    </style:style>
    <style:style style:name="T40" style:family="text">
      <style:text-properties style:font-name="Caligra" fo:font-size="11pt" officeooo:rsid="00c8fe3d" style:font-size-asian="11pt" style:font-size-complex="11pt"/>
    </style:style>
    <style:style style:name="T41" style:family="text">
      <style:text-properties style:font-name="Caligra" fo:font-size="11pt" officeooo:rsid="00ca8466" style:font-size-asian="11pt" style:font-size-complex="11pt"/>
    </style:style>
    <style:style style:name="T42" style:family="text">
      <style:text-properties style:font-name="Caligra" fo:font-size="11pt" fo:font-weight="bold" officeooo:rsid="00c8fe3d" style:font-size-asian="11pt" style:font-weight-asian="bold" style:font-size-complex="11pt" style:font-weight-complex="bold"/>
    </style:style>
    <style:style style:name="T43" style:family="text">
      <style:text-properties style:font-name="Caligra" fo:font-size="11pt" fo:font-weight="bold" officeooo:rsid="00ca8466" style:font-size-asian="11pt" style:font-weight-asian="bold" style:font-size-complex="11pt" style:font-weight-complex="bold"/>
    </style:style>
    <style:style style:name="T44" style:family="text">
      <style:text-properties officeooo:rsid="00bf2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3">La dernière fois :</text:span><text:span text:style-name="T34">"""</text:span><text:span text:style-name="T36"> </text:span><text:span text:style-name="T37">4e45</text:span><text:span text:style-name="T36">- corrigé les exercices - fait l'activité 2 </text:span><text:span text:style-name="T34">"""</text:span></text:p>
      <text:p text:style-name="P30"><text:span text:style-name="T43">4e34</text:span><text:span text:style-name="T39">- corrigé les exercices - compléter le cours de l'actvité 1 - fait l'activité 2 sauf l'étape 4 et 5 de la question 2 et la question 3</text:span></text:p>
      <text:p text:style-name="P26"><text:span text:style-name="T28">P</text:span><text:span text:style-name="T29">our aujourd’hui : </text:span><text:span text:style-name="T30">4e45</text:span><text:span text:style-name="T32">- faire l'exercice 1 du chapitre 4</text:span></text:p>
      <text:p text:style-name="P31"><text:span text:style-name="T42">4e34</text:span><text:span text:style-name="T39">- finir l'étape 4 et 5 de la question 2 et la question 3 de l'activité 2 - recopier le cours de l'activité 2 - faire l'exercice 1 du chapitre 4</text:span></text:p>
      <text:p text:style-name="P32"><text:span text:style-name="T31">- re ranger son porte vue à l'aide des consignes de la semaine dernière et des conseils apportés avec la note</text:span></text:p>
      <text:p text:style-name="P27"><text:span text:style-name="T19">suivi </text:span><text:span text:style-name="T23">:</text:span><text:span text:style-name="T24">porte vue</text:span><text:span text:style-name="T26">s</text:span><text:span text:style-name="T24"> matéo </text:span><text:span text:style-name="T25">+ safa malade impr act2</text:span></text:p>
      <text:p text:style-name="P28"><text:span text:style-name="T24">porte vue</text:span><text:span text:style-name="T26">s gael açelya</text:span></text:p>
      <text:p text:style-name="P25">9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0"><text:span text:style-name="T14">Séance </text:span><text:span text:style-name="T16">2</text:span><text:span text:style-name="T17">1</text:span><text:span text:style-name="T14">: </text:span><text:span text:style-name="T15">Fiche de préparation</text:span><text:span text:style-name="T12"> <text:s/></text:span></text:p>
            <text:p text:style-name="P9"><text:span text:style-name="T12">c</text:span><text:span text:style-name="T11">lasse : <text:s/></text:span><text:span text:style-name="T13">4e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1">Déroulement</text:p>
          </table:table-cell>
          <table:table-cell table:style-name="Tableau1.B2" office:value-type="string">
            <text:p text:style-name="P16">Matériel</text:p>
          </table:table-cell>
          <table:table-cell table:style-name="Tableau1.A2" office:value-type="string">
            <text:p text:style-name="P17">Temps</text:p>
          </table:table-cell>
        </table:table-row>
        <table:table-row table:style-name="Tableau1.3">
          <table:table-cell table:style-name="Tableau1.A3" office:value-type="string">
            <text:p text:style-name="P12">Appel</text:p>
          </table:table-cell>
          <table:table-cell table:style-name="Tableau1.B3" office:value-type="string">
            <text:p text:style-name="P1"/>
          </table:table-cell>
          <table:table-cell table:style-name="Tableau1.A3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33"><text:span text:style-name="T10">4e45</text:span><text:span text:style-name="T8">- </text:span><text:span text:style-name="T9">corriger </text:span><text:span text:style-name="T8">l'exercice 1 du chapitre 4</text:span></text:p>
            <text:p text:style-name="P34"><text:span text:style-name="T8">+ </text:span><text:span text:style-name="T7">compléter cours activité 1</text:span></text:p>
            <text:p text:style-name="P35"><text:span text:style-name="T27">4e34</text:span><text:span text:style-name="T44">- finir l'étape 4 et 5 de la question 2 et la question 3 de l'activité 2</text:span></text:p>
            <text:p text:style-name="P36"><text:s text:c="9"/>+ copier le cours</text:p>
          </table:table-cell>
          <table:table-cell table:style-name="Tableau1.B4" office:value-type="string">
            <text:p text:style-name="P2"/>
          </table:table-cell>
          <table:table-cell table:style-name="Tableau1.A4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22">Activité 3</text:p>
          </table:table-cell>
          <table:table-cell table:style-name="Tableau1.B4" office:value-type="string">
            <text:p text:style-name="P24">Fiche de prep act3</text:p>
          </table:table-cell>
          <table:table-cell table:style-name="Tableau1.A4" office:value-type="string">
            <text:p text:style-name="P6"/>
          </table:table-cell>
        </table:table-row>
        <table:table-row table:style-name="Tableau1.6">
          <table:table-cell table:style-name="Tableau1.A6" office:value-type="string">
            <text:p text:style-name="P13"><text:span text:style-name="T21">Ranger </text:span><text:span text:style-name="T18">matériel + </text:span><text:span text:style-name="T4">Ramasser les porte-vues </text:span><text:span text:style-name="T6">(</text:span><text:span text:style-name="T5">+</text:span><text:span text:style-name="T18"> tables</text:span><text:span text:style-name="T22">)</text:span></text:p>
          </table:table-cell>
          <table:table-cell table:style-name="Tableau1.B6" office:value-type="string">
            <text:p text:style-name="P8"/>
          </table:table-cell>
          <table:table-cell table:style-name="Tableau1.A6" office:value-type="string">
            <text:p text:style-name="P7">5min</text:p>
          </table:table-cell>
        </table:table-row>
      </table:table>
      <text:p text:style-name="P4"/>
      <text:p text:style-name="P20"><text:span text:style-name="T1">Pour la prochaine fois </text:span><text:span text:style-name="T2">: </text:span><text:span text:style-name="T3">exercices 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9218877840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20">T</text:span>ravail <text:span text:style-name="T20">non fait</text:span></text:p>
          </table:table-cell>
          <table:table-cell table:style-name="Tableau2.A1" office:value-type="string">
            <text:p text:style-name="P19"><text:span text:style-name="T20">T</text:span>ravail <text:span text:style-name="T20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1M23S</meta:editing-duration>
    <meta:editing-cycles>90</meta:editing-cycles>
    <meta:generator>LibreOffice/7.0.4.2$Linux_X86_64 LibreOffice_project/00$Build-2</meta:generator>
    <meta:creation-date>2021-02-04T16:16:38.289524303</meta:creation-date>
    <meta:initial-creator>J Cercy</meta:initial-creator>
    <dc:date>2021-03-09T00:48:56.336067791</dc:date>
    <dc:creator>J Cercy</dc:creator>
    <meta:document-statistic meta:table-count="2" meta:image-count="0" meta:object-count="0" meta:page-count="1" meta:paragraph-count="27" meta:word-count="194" meta:character-count="1029" meta:non-whitespace-character-count="850"/>
    <meta:template xlink:type="simple" xlink:actuate="onRequest" xlink:title="fiche_de_prep_type" xlink:href="../fiche_de_prep_type.ott" meta:date="2021-02-04T16:16:36.866451548"/>
  </office:meta>
</office:document-meta>
</file>